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1c198f" officeooo:paragraph-rsid="00036e9e"/>
    </style:style>
    <style:style style:name="T1" style:family="text">
      <style:text-properties fo:font-variant="normal" fo:text-transform="none" fo:color="#444444" style:font-name="Verdana" fo:font-size="8.25pt" fo:letter-spacing="normal" fo:font-style="normal" style:text-underline-style="none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CCCCTGTGAAGCGGATGAGGGCAAAACCTCCAAGTTTTGAGCCCAAATGAGTTTTAATGTATATATAGTCATTTACCACACTCTCATTAATCTCTAAATATCTCATTAAAGCTAACTCAAAACTCAAAACAATGGCATCCTGACTGGCATCAAAAGCTTCATAATCAGATTCTGTGCAGACACCGTCAAATCCTTGTTTCAGGGCCCACTCATTGAGATCATCAAAGTTTCTGCACGAGTGTATGTAGAAATTTTTAGGTAAGGCTTCATTTAATTTCTTTTCAATGTATCTCATCGTTGGTGCAAACCTACATAGAACAGCATGATGGAAACACGCCAACGTTTGCCCCGCCTTGG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6:28.182154250</meta:creation-date>
    <dc:date>2019-03-29T15:56:45.492498545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